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5_Wybór_ogłoszeń_intersujących_użytkownik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przeglądać ogłoszenia innych użytkowników. Celem użytkownika jest wybranie interesujących go przedmiotów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  <text:p text:style-name="Table_20_Contents">W systemie istnieje co najmniej jedno ogłoszenie innego użytkownika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Znajdź coś dla siebie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System wyśwetla ekran przedmiotu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System nie wyśwetla ekranu przedmiotu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ogłoszeń innych użytkowników.</text:p>
            <text:p text:style-name="Table_20_Contents">2. Użytkownik wybiera intersesujący go przedmiot klikając w niego.</text:p>
            <text:p text:style-name="Table_20_Contents">3. System wyświetla ekran przedmiotu wybranego przez użytkownika. 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Użytkownik wpisauje nazwę przedmiotu, kategorię przedmiotu, opisujący go hasztag w pasek wyszukiwania przedmiotu.</text:p>
            <text:p text:style-name="Table_20_Contents">2.a.2 System wyszukuje produkty pasujące do warunków wyszukiwania.</text:p>
            <text:p text:style-name="Table_20_Contents">2.a.3 System wyświetla wyszukane produkty. Przejście do punktu 2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2.1 Użytkownik klika w przycisk "sortowanie".</text:p>
            <text:p text:style-name="Table_20_Contents">2.a2.2 System wyświetla możliwe opcje sortowanie i filtrowania.</text:p>
            <text:p text:style-name="Table_20_Contents">2.a2.3 Użytkownik wybiera interesujące go filtrowanie i/lub filtry.</text:p>
            <text:p text:style-name="Table_20_Contents">2.a2.4 System sortuje i/lub filtruje produkty.</text:p>
            <text:p text:style-name="Table_20_Contents">2.a2.5 System wyświetla posortowane/ przefiltrowane produkty. Przejście do punktu 2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25:50.56</dc:date>
    <meta:editing-duration>PT2H6M16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29" meta:word-count="162" meta:character-count="1348"/>
  </office:meta>
</office:document-meta>
</file>